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OpenSymbol" style:font-charset="x-symbol" fo:color="#0066ff" fo:font-size="4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0066ff" fo:font-size="4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0066ff" fo:font-size="4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0066ff" fo:font-size="4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0066ff" fo:font-size="4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0066ff" fo:font-size="4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0066ff" fo:font-size="4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0066ff" fo:font-size="4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0066ff" fo:font-size="4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0066ff" fo:font-size="4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66ff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prerequisite</text:p>
          </draw:text-box>
        </draw:frame>
        <draw:frame presentation:style-name="pr2" draw:text-style-name="P3" draw:layer="layout" svg:width="22.5cm" svg:height="9.134cm" svg:x="4.572cm" svg:y="3.8cm" presentation:class="subtitle" presentation:user-transformed="true">
          <draw:text-box>
            <text:list text:style-name="L1">
              <text:list-item>
                <text:p text:style-name="P2"><text:span text:style-name="T1">Python basics</text:span></text:p>
              </text:list-item>
              <text:list-item>
                <text:p text:style-name="P2"><text:span text:style-name="T1">File handling with python</text:span></text:p>
              </text:list-item>
              <text:list-item>
                <text:p text:style-name="P2"><text:span text:style-name="T1">Data mining with python</text:span><text:span text:style-name="T1"><text:tab/></text:span></text:p>
              </text:list-item>
              <text:list-item>
                <text:p text:style-name="P2"><text:span text:style-name="T1">IDE</text:span></text:p>
                <text:list>
                  <text:list-item>
                    <text:p text:style-name="P2"><text:span text:style-name="T1">Jupyter notebook/google colab</text:span></text:p>
                  </text:list-item>
                </text:list>
              </text:list-item>
              <text:list-item>
                <text:p text:style-name="P2"><text:span text:style-name="T1">Version control</text:span></text:p>
                <text:list>
                  <text:list-item>
                    <text:p text:style-name="P2"><text:span text:style-name="T1">Git and github</text:span></text:p>
                  </text:list-item>
                </text:list>
                <text:p text:style-name="P2"><text:span text:style-name="T1"><text:tab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ata mining with python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header>
                <text:p>Example</text:p>
              </text:list-header>
              <text:list-item>
                <text:p>Average word lenth</text:p>
              </text:list-item>
              <text:list-item>
                <text:p>Remove spaces</text:p>
              </text:list-item>
              <text:list-item>
                <text:p>Common word removal</text:p>
              </text:list-item>
              <text:list-item>
                <text:p>Spelling correction</text:p>
              </text:list-item>
              <text:list-item>
                <text:p>Tokanization</text:p>
              </text:list-item>
              <text:list-item>
                <text:p>Detecting nouns</text:p>
              </text:list-item>
              <text:list-item>
                <text:p>Language transl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Check Plagarism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list>
                  <text:list-item>
                    <text:p>Algorithms </text:p>
                    <text:list>
                      <text:list-item>
                        <text:p>KMP(knuth-morris-pratt)</text:p>
                      </text:list-item>
                      <text:list-item>
                        <text:p>Lavenstain’s algorithm</text:p>
                      </text:list-item>
                      <text:list-item>
                        <text:p>Boyer-moore</text:p>
                      </text:list-item>
                      <text:list-item>
                        <text:p>Rabin-karp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Levenshtein algorithm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Youtube video</text:p>
                <text:list>
                  <text:list-item>
                    <text:p><text:a xlink:href="https://www.youtube.com/watch?v=Xxx0b7djCrs" xlink:type="simple">https://www.youtube.com/watch?v=Xxx0b7djCrs</text:a></text:p>
                  </text:list-item>
                </text:list>
              </text:list-item>
              <text:list-item>
                <text:p>Research paper</text:p>
                <text:list>
                  <text:list-item>
                    <text:p>https://informatika.stei.itb.ac.id/~rinaldi.munir/Stmik/2018-2019/Makalah/Makalah-Stima-2019-071.pdf</text:p>
                  </text:list-item>
                </text:list>
                <text:p/>
                <text:list>
                  <text:list-item text:start-value="1"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Optical carractor recogni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4">
              <text:list-item>
                <text:p>EasyOCR by jaidedAI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2:27:37.144995355</meta:creation-date>
    <meta:editing-duration>PT59M33S</meta:editing-duration>
    <meta:editing-cycles>6</meta:editing-cycles>
    <meta:generator>LibreOffice/6.4.7.2$Linux_X86_64 LibreOffice_project/40$Build-2</meta:generator>
    <dc:title>DNA</dc:title>
    <dc:date>2021-06-13T17:18:26.245513787</dc:date>
    <meta:document-statistic meta:object-count="42"/>
  </office:meta>
</office:document-meta>
</file>